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64.58mm" svg:height="105.99mm" svg:x="72.11mm" svg:y="3.45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8.99mm" svg:height="89.78mm" svg:x="72.93mm" svg:y="111.83mm">
            <loext:p/>
            <draw:object draw:notify-on-update-of-ranges="Sheet1.A2:Sheet1.A10 Sheet1.C2:Sheet1.C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m</text:p>
          </table:table-cell>
          <table:table-cell office:value-type="string" calcext:value-type="string">
            <text:p>CPU enum</text:p>
          </table:table-cell>
          <table:table-cell office:value-type="string" calcext:value-type="string">
            <text:p>temps CPU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.28" calcext:value-type="float">
            <text:p>29,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.89" calcext:value-type="float">
            <text:p>61,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4.25" calcext:value-type="float">
            <text:p>1034,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5.3" calcext:value-type="float">
            <text:p>5,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float" office:value="110000" calcext:value-type="float">
            <text:p>110000</text:p>
          </table:table-cell>
          <table:table-cell table:number-columns-repeated="2"/>
        </table:table-row>
        <table:table-row table:style-name="ro1">
          <table:table-cell office:value-type="float" office:value="120000" calcext:value-type="float">
            <text:p>1200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xx" style:country-asian="none" style:font-name-complex="Tahoma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5">00/00/0000</text:date>, <text:time style:data-style-name="N2" text:time-value="17:57:34.7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3M31S</meta:editing-duration>
    <meta:editing-cycles>4</meta:editing-cycles>
    <meta:generator>LibreOffice/5.4.2.2$Windows_X86_64 LibreOffice_project/22b09f6418e8c2d508a9eaf86b2399209b0990f4</meta:generator>
    <dc:date>2017-12-05T21:40:10.361000000</dc:date>
    <meta:document-statistic meta:table-count="3" meta:cell-count="3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59cm" svg:height="10.6cm" xlink:href="." xlink:type="simple" chart:class="chart:scatter" chart:style-name="ch1">
        <chart:plot-area chart:style-name="ch2" chart:data-source-has-labels="both" svg:x="0.521cm" svg:y="0.044cm" svg:width="15.213cm" svg:height="10.019cm">
          <chartooo:coordinate-region svg:x="1.514cm" svg:y="0.244cm" svg:width="14.034cm" svg:height="9.172cm"/>
          <chart:axis chart:dimension="x" chart:name="primary-x" chart:style-name="ch3" chartooo:axis-type="auto">
            <chart:title svg:x="7.422cm" svg:y="10.04cm" chart:style-name="ch4">
              <text:p>nb cases</text:p>
            </chart:title>
            <chart:categories table:cell-range-address="local-table.$A$2:.$A$5"/>
          </chart:axis>
          <chart:axis chart:dimension="y" chart:name="primary-y" chart:style-name="ch3">
            <chart:title svg:x="0cm" svg:y="6.777cm" chart:style-name="ch5">
              <text:p>temps CPU (secondes)</text:p>
            </chart:title>
            <chart:grid chart:style-name="ch6" chart:class="major"/>
          </chart:axis>
          <chart:series chart:style-name="ch7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PU enu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9.28">
                <text:p>29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61.89">
                <text:p>61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034.25">
                <text:p>1034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9cm" svg:height="8.979cm" xlink:href=".." xlink:type="simple" chart:class="chart:scatter" chart:style-name="ch1">
        <chart:plot-area chart:style-name="ch2" table:cell-range-address="Sheet1.A2:Sheet1.A10 Sheet1.C2:Sheet1.C24" svg:x="1.349cm" svg:y="0.179cm" svg:width="15.213cm" svg:height="7.64cm">
          <chartooo:coordinate-region svg:x="1.785cm" svg:y="0.378cm" svg:width="14.497cm" svg:height="6.794cm"/>
          <chart:axis chart:dimension="x" chart:name="primary-x" chart:style-name="ch3">
            <chart:title svg:x="8.25cm" svg:y="7.998cm" chart:style-name="ch4">
              <text:p>nb cases</text:p>
            </chart:title>
          </chart:axis>
          <chart:axis chart:dimension="y" chart:name="primary-y" chart:style-name="ch3">
            <chart:title svg:x="0.451cm" svg:y="5.723cm" chart:style-name="ch5">
              <text:p>temps CPU (secondes)</text:p>
            </chart:title>
            <chart:grid chart:style-name="ch6" chart:class="major"/>
          </chart:axis>
          <chart:series chart:style-name="ch7" chart:values-cell-range-address="Sheet1.C2:Sheet1.C24" chart:class="chart:scatter">
            <chart:domain table:cell-range-address="Sheet1.A2:Sheet1.A10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:Sheet1.A10</svg:desc>
                </draw:g>
              </table:table-cell>
              <table:table-cell office:value-type="float" office:value="0">
                <text:p>0</text:p>
                <draw:g>
                  <svg:desc>Sheet1.C2:Sheet1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